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03.9pt"/>
    </style:style>
    <style:style style:name="co4" style:family="table-column">
      <style:table-column-properties fo:break-before="auto" style:column-width="239.16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70.64pt"/>
    </style:style>
    <style:style style:name="co7" style:family="table-column">
      <style:table-column-properties fo:break-before="auto" style:column-width="104.34pt"/>
    </style:style>
    <style:style style:name="co8" style:family="table-column">
      <style:table-column-properties fo:break-before="auto" style:column-width="79.31pt"/>
    </style:style>
    <style:style style:name="co9" style:family="table-column">
      <style:table-column-properties fo:break-before="auto" style:column-width="134.16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rduino_Pro_Mini_mikroBUS-Grouped-Comma-Delimite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7" table:default-cell-style-name="Default"/>
        <table:table-column table:style-name="co2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/N</text:p>
          </table:table-cell>
          <table:table-cell table:style-name="ce2" office:value-type="string" calcext:value-type="string">
            <text:p>Vendor Pri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Casco Logix P/N</text:p>
          </table:table-cell>
          <table:table-cell/>
          <table:table-cell table:style-name="ce1" office:value-type="string" calcext:value-type="string">
            <text:p>Modified Qty</text:p>
          </table:table-cell>
          <table:table-cell table:style-name="ce1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Battery:BC9VPC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BC9VPC-ND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string" calcext:value-type="string">
            <text:p>Memory Protection Devices</text:p>
          </table:table-cell>
          <table:table-cell office:value-type="string" calcext:value-type="string">
            <text:p>BC9VPC</text:p>
          </table:table-cell>
          <table:table-cell table:formula="of:=[.H2]*[.B2]" office:value-type="currency" office:currency="USD" office:value="1.75" calcext:value-type="currency">
            <text:p>$1.75</text:p>
          </table:table-cell>
          <table:table-cell office:value-type="float" office:value="61548" calcext:value-type="float">
            <text:p>615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2]*[.H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AA</text:p>
          </table:table-cell>
          <table:table-cell office:value-type="string" calcext:value-type="string">
            <text:p>Battery:Keystone_2462_2AA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6-2462-ND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string" calcext:value-type="string">
            <text:p>Keystone</text:p>
          </table:table-cell>
          <table:table-cell office:value-type="float" office:value="2462" calcext:value-type="float">
            <text:p>2462</text:p>
          </table:table-cell>
          <table:table-cell table:formula="of:=[.H3]*[.B3]" office:value-type="currency" office:currency="USD" office:value="1.51" calcext:value-type="currency">
            <text:p>$1.51</text:p>
          </table:table-cell>
          <table:table-cell office:value-type="float" office:value="61547" calcext:value-type="float">
            <text:p>615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3]*[.H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Passive: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1276-1946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KP8NNNC</text:p>
          </table:table-cell>
          <table:table-cell table:formula="of:=[.H4]*[.B4]" office:value-type="currency" office:currency="USD" office:value="0.3" calcext:value-type="currency">
            <text:p>$0.30</text:p>
          </table:table-cell>
          <table:table-cell office:value-type="float" office:value="61401" calcext:value-type="float">
            <text:p>6140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[.N4]*[.H4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string" calcext:value-type="string">
            <text:p>G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6"/>
          <table:table-cell table:formula="of:=[.H5]*[.B5]" office:value-type="currency" office:currency="USD" office:value="0" calcext:value-type="currency">
            <text:p>$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N5]*[.H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F_2.54MM_1R8P_ST_AU_PTH</text:p>
          </table:table-cell>
          <table:table-cell office:value-type="string" calcext:value-type="string">
            <text:p>Header:HEADER_F_2.54MM_1R8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08-ND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01LFBN-RC</text:p>
          </table:table-cell>
          <table:table-cell table:formula="of:=[.H6]*[.B6]" office:value-type="currency" office:currency="USD" office:value="1.3" calcext:value-type="currency">
            <text:p>$1.30</text:p>
          </table:table-cell>
          <table:table-cell office:value-type="float" office:value="61418" calcext:value-type="float">
            <text:p>614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N6]*[.H6]" office:value-type="currency" office:currency="US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J3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F_2.54MM_1R12P_ST_AU_PTH</text:p>
          </table:table-cell>
          <table:table-cell office:value-type="string" calcext:value-type="string">
            <text:p>Header:HEADER_F_2.54MM_1R12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12-ND</text:p>
          </table:table-cell>
          <table:table-cell office:value-type="currency" office:currency="USD" office:value="0.91" calcext:value-type="currency">
            <text:p>$0.91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41LFBN-RC</text:p>
          </table:table-cell>
          <table:table-cell table:formula="of:=[.H7]*[.B7]" office:value-type="currency" office:currency="USD" office:value="1.82" calcext:value-type="currency">
            <text:p>$1.82</text:p>
          </table:table-cell>
          <table:table-cell office:value-type="float" office:value="61544" calcext:value-type="float">
            <text:p>615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N7]*[.H7]" office:value-type="currency" office:currency="USD" office:value="1.82" calcext:value-type="currency">
            <text:p>$1.82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0475710001</text:p>
          </table:table-cell>
          <table:table-cell office:value-type="string" calcext:value-type="string">
            <text:p>Connector:Molex_0475710001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WM9731CT-ND</text:p>
          </table:table-cell>
          <table:table-cell office:value-type="currency" office:currency="USD" office:value="0.98" calcext:value-type="currency">
            <text:p>$0.9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‘0475710001</text:p>
          </table:table-cell>
          <table:table-cell table:formula="of:=[.H8]*[.B8]" office:value-type="currency" office:currency="USD" office:value="0.98" calcext:value-type="currency">
            <text:p>$0.98</text:p>
          </table:table-cell>
          <table:table-cell office:value-type="float" office:value="61546" calcext:value-type="float">
            <text:p>615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8]*[.H8]" office:value-type="currency" office:currency="USD" office:value="0.98" calcext:value-type="currency">
            <text:p>$0.98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F_2.54MM_1R2P_ST_AU_PTH</text:p>
          </table:table-cell>
          <table:table-cell office:value-type="string" calcext:value-type="string">
            <text:p>Header:HEADER_F_2.54MM_1R2P_ST_SN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7000-ND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21LFBN-RC</text:p>
          </table:table-cell>
          <table:table-cell table:formula="of:=[.H9]*[.B9]" office:value-type="currency" office:currency="USD" office:value="0.32" calcext:value-type="currency">
            <text:p>$0.32</text:p>
          </table:table-cell>
          <table:table-cell table:style-name="ce5" office:value-type="float" office:value="61550" calcext:value-type="float">
            <text:p>615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9]*[.H9]"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string" calcext:value-type="string">
            <text:p>LK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0]*[.B10]" office:value-type="currency" office:currency="USD" office:value="0" calcext:value-type="currency">
            <text:p>$0.0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3" table:formula="of:=[.N10]*[.H10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1 M2 M3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1]*[.B11]" office:value-type="currency" office:currency="USD" office:value="0" calcext:value-type="currency">
            <text:p>$0.0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3" table:formula="of:=[.N11]*[.H11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H1 MH2 MH3 MH4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NP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table:formula="of:=[.H12]*[.B12]" office:value-type="currency" office:currency="USD" office:value="0" calcext:value-type="currency">
            <text:p>$0.00</text:p>
          </table:table-cell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3" table:formula="of:=[.N12]*[.H12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M_2.54MM_1R3P_ST_AU_PTH</text:p>
          </table:table-cell>
          <table:table-cell office:value-type="string" calcext:value-type="string">
            <text:p>Header:HEADER_M_2.54MM_1R3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1012EC-03-ND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REC003SAAN-RC</text:p>
          </table:table-cell>
          <table:table-cell table:formula="of:=[.H13]*[.B13]" office:value-type="currency" office:currency="USD" office:value="0.14" calcext:value-type="currency">
            <text:p>$0.14</text:p>
          </table:table-cell>
          <table:table-cell table:style-name="ce5" office:value-type="float" office:value="61490" calcext:value-type="float">
            <text:p>6149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3]*[.H1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2 P3 P4 P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M_2.54MM_1R4P_ST_AU_PTH</text:p>
          </table:table-cell>
          <table:table-cell office:value-type="string" calcext:value-type="string">
            <text:p>Header:HEADER_M_2.54MM_1R4P_ST_AU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1012EC-04-ND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REC004SAAN-RC</text:p>
          </table:table-cell>
          <table:table-cell table:formula="of:=[.H14]*[.B14]" office:value-type="currency" office:currency="USD" office:value="0.3" calcext:value-type="currency">
            <text:p>$0.30</text:p>
          </table:table-cell>
          <table:table-cell table:style-name="ce5" office:value-type="float" office:value="61492" calcext:value-type="float">
            <text:p>614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4]*[.H14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2 P3 P4 P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M_2.54MM_1R4P_ST_AU_PTH</text:p>
          </table:table-cell>
          <table:table-cell office:value-type="string" calcext:value-type="string">
            <text:p>Header:PH_2.0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455-1706-ND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PH-K-S(LF)(SN)</text:p>
          </table:table-cell>
          <table:table-cell table:formula="of:=[.H15]*[.B15]" office:value-type="currency" office:currency="USD" office:value="0.48" calcext:value-type="currency">
            <text:p>$0.48</text:p>
          </table:table-cell>
          <table:table-cell table:style-name="ce5" office:value-type="float" office:value="61416" calcext:value-type="float">
            <text:p>614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5]*[.H15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R1 R2 R3 R4 R5 R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Passive:R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11-4.7KGR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table:formula="of:=[.H16]*[.B16]" office:value-type="currency" office:currency="USD" office:value="0.6" calcext:value-type="currency">
            <text:p>$0.60</text:p>
          </table:table-cell>
          <table:table-cell table:style-name="ce5" office:value-type="float" office:value="61517" calcext:value-type="float">
            <text:p>61517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[.N16]*[.H16]" office:value-type="currency" office:currency="USD" office:value="0.6" calcext:value-type="currency">
            <text:p>$0.60</text:p>
          </table:table-cell>
        </table:table-row>
        <table:table-row table:style-name="ro1">
          <table:table-cell office:value-type="string" calcext:value-type="string">
            <text:p>TB1 TB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VN_1x3</text:p>
          </table:table-cell>
          <table:table-cell office:value-type="string" calcext:value-type="string">
            <text:p>Terminal_Block:TB_100MIL_1R3P_PTH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ED10562-ND</text:p>
          </table:table-cell>
          <table:table-cell office:value-type="currency" office:currency="USD" office:value="1.03" calcext:value-type="currency">
            <text:p>$1.03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3A150</text:p>
          </table:table-cell>
          <table:table-cell table:formula="of:=[.H17]*[.B17]" office:value-type="currency" office:currency="USD" office:value="2.06" calcext:value-type="currency">
            <text:p>$2.06</text:p>
          </table:table-cell>
          <table:table-cell table:style-name="ce5" office:value-type="float" office:value="61545" calcext:value-type="float">
            <text:p>615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[.N17]*[.H17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127</text:p>
          </table:table-cell>
          <table:table-cell office:value-type="string" calcext:value-type="string">
            <text:p>Active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W25Q16JVSSIQ-ND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Q16JVSSIQ</text:p>
          </table:table-cell>
          <table:table-cell table:formula="of:=[.H18]*[.B18]" office:value-type="currency" office:currency="USD" office:value="0.6" calcext:value-type="currency">
            <text:p>$0.60</text:p>
          </table:table-cell>
          <table:table-cell table:style-name="ce5" office:value-type="float" office:value="61449" calcext:value-type="float">
            <text:p>614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18]*[.H18]" office:value-type="currency" office:currency="USD" office:value="0.6" calcext:value-type="currency">
            <text:p>$0.6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940M-I/SN</text:p>
          </table:table-cell>
          <table:table-cell office:value-type="string" calcext:value-type="string">
            <text:p>Active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MCP7940M-I/SN-ND</text:p>
          </table:table-cell>
          <table:table-cell office:value-type="currency" office:currency="USD" office:value="0.61" calcext:value-type="currency">
            <text:p>$0.6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940M-I/SN</text:p>
          </table:table-cell>
          <table:table-cell table:formula="of:=[.H19]*[.B19]" office:value-type="currency" office:currency="USD" office:value="0.61" calcext:value-type="currency">
            <text:p>$0.61</text:p>
          </table:table-cell>
          <table:table-cell table:style-name="ce5" office:value-type="float" office:value="61549" calcext:value-type="float">
            <text:p>615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19]*[.H19]" office:value-type="currency" office:currency="USD" office:value="0.61" calcext:value-type="currency">
            <text:p>$0.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3M9580-ND</text:p>
          </table:table-cell>
          <table:table-cell/>
          <table:table-cell office:value-type="string" calcext:value-type="string">
            <text:p>3M</text:p>
          </table:table-cell>
          <table:table-cell table:style-name="ce4" office:value-type="string" calcext:value-type="string">
            <text:p>969102-0000-DA</text:p>
          </table:table-cell>
          <table:table-cell/>
          <table:table-cell table:style-name="ce5" office:value-type="float" office:value="61503" calcext:value-type="float">
            <text:p>615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20]*[.H20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P</text:p>
          </table:table-cell>
          <table:table-cell/>
          <table:table-cell office:value-type="string" calcext:value-type="string">
            <text:p>EasyEDA</text:p>
          </table:table-cell>
          <table:table-cell office:value-type="float" office:value="61539" calcext:value-type="float">
            <text:p>61539</text:p>
          </table:table-cell>
          <table:table-cell office:value-type="currency" office:currency="USD" office:value="3.28" calcext:value-type="currency">
            <text:p>$3.28</text:p>
          </table:table-cell>
          <table:table-cell office:value-type="string" calcext:value-type="string">
            <text:p>EasyEDA</text:p>
          </table:table-cell>
          <table:table-cell office:value-type="float" office:value="61539" calcext:value-type="float">
            <text:p>61539</text:p>
          </table:table-cell>
          <table:table-cell table:formula="of:=[.H21]*[.B21]" office:value-type="currency" office:currency="USD" office:value="3.28" calcext:value-type="currency">
            <text:p>$3.28</text:p>
          </table:table-cell>
          <table:table-cell office:value-type="float" office:value="61539" calcext:value-type="float">
            <text:p>615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N21]*[.H21]" office:value-type="currency" office:currency="USD" office:value="3.28" calcext:value-type="currency">
            <text:p>$3.28</text:p>
          </table:table-cell>
        </table:table-row>
        <table:table-row table:style-name="ro1">
          <table:table-cell table:number-columns-repeated="10"/>
          <table:table-cell table:formula="of:=SUM([.K2:.K21])" office:value-type="currency" office:currency="USD" office:value="16.05" calcext:value-type="currency">
            <text:p>$16.05</text:p>
          </table:table-cell>
          <table:table-cell table:number-columns-repeated="3"/>
          <table:table-cell table:style-name="ce3" table:formula="of:=SUM([.O2:.O21])" office:value-type="currency" office:currency="USD" office:value="9.81" calcext:value-type="currency">
            <text:p>$9.81</text:p>
          </table:table-cell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8:27:33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18:28:19.577000000</dc:date>
    <meta:editing-duration>PT2H2M50S</meta:editing-duration>
    <meta:editing-cycles>22</meta:editing-cycles>
    <meta:generator>LibreOffice/5.1.4.2$Windows_x86 LibreOffice_project/f99d75f39f1c57ebdd7ffc5f42867c12031db97a</meta:generator>
    <meta:print-date>2018-04-29T18:26:56.107000000</meta:print-date>
    <meta:document-statistic meta:table-count="1" meta:cell-count="252" meta:object-count="0"/>
  </office:meta>
</office:document-meta>
</file>